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recciones_5f_web" style:display-name="Direcciones_web" style:family="table">
      <style:table-properties style:width="17cm" table:align="margins"/>
    </style:style>
    <style:style style:name="Direcciones_5f_web.A" style:display-name="Direcciones_web.A" style:family="table-column">
      <style:table-column-properties style:column-width="8.5cm" style:rel-column-width="32767*"/>
    </style:style>
    <style:style style:name="Direcciones_5f_web.A1" style:display-name="Direcciones_web.A1" style:family="table-cell">
      <style:table-cell-properties fo:padding="0.097cm" fo:border-left="0.05pt solid #000000" fo:border-right="none" fo:border-top="0.05pt solid #000000" fo:border-bottom="0.05pt solid #000000"/>
    </style:style>
    <style:style style:name="Direcciones_5f_web.B1" style:display-name="Direcciones_web.B1" style:family="table-cell">
      <style:table-cell-properties fo:padding="0.097cm" fo:border="0.05pt solid #000000"/>
    </style:style>
    <style:style style:name="Direcciones_5f_web.A2" style:display-name="Direcciones_web.A2" style:family="table-cell">
      <style:table-cell-properties fo:padding="0.097cm" fo:border-left="0.05pt solid #000000" fo:border-right="none" fo:border-top="none" fo:border-bottom="0.05pt solid #000000"/>
    </style:style>
    <style:style style:name="Direcciones_5f_web.B2" style:display-name="Direcciones_web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padding="0.074cm" fo:border-left="none" fo:border-right="none" fo:border-top="none" fo:border-bottom="0.06pt solid #000000" style:join-border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style:font-name="Courier New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mostración</text:p>
      <text:p text:style-name="Standard"/>
      <text:list xml:id="list1391249825" text:style-name="L1">
        <text:list-item>
          <text:p text:style-name="P1">Ir al navegador web</text:p>
        </text:list-item>
        <text:list-item>
          <text:p text:style-name="P1">Comprobar la dirección de servidor web 1 =&gt; No hay nada</text:p>
        </text:list-item>
        <text:list-item>
          <text:p text:style-name="P1">Comprobar la dirección de servidor web 2 =&gt; No hay nada</text:p>
        </text:list-item>
        <text:list-item>
          <text:p text:style-name="P1">Ir al servidor web 1</text:p>
        </text:list-item>
        <text:list-item>
          <text:p text:style-name="P1">Aplicar el manifiesto =&gt; Obtención de líder y creación de clave ssh</text:p>
        </text:list-item>
        <text:list-item>
          <text:p text:style-name="P1">Aplicar el manifiesto de nuevo =&gt; Puesta en marcha del cloud</text:p>
        </text:list-item>
        <text:list-item>
          <text:p text:style-name="P1">Ir a la dirección de servidor web 1 =&gt; Hay un servidor</text:p>
        </text:list-item>
        <text:list-item>
          <text:p text:style-name="P1">Ir a la dirección de servidor web 2 =&gt; Hay un servidor</text:p>
        </text:list-item>
        <text:list-item>
          <text:p text:style-name="P1">Ir a la dirección de balanceador de carga =&gt; Hay un balanceador de carga</text:p>
        </text:list-item>
        <text:list-item>
          <text:p text:style-name="P4">Refrescar hasta que cambie y muestre el otro servidor</text:p>
        </text:list-item>
        <text:list-item>
          <text:p text:style-name="P1">Ir al servidor web 2 y apagarlo</text:p>
        </text:list-item>
        <text:list-item>
          <text:p text:style-name="P1">Comprobar la dirección de servidor web 2 =&gt; No hay nada</text:p>
        </text:list-item>
        <text:list-item>
          <text:p text:style-name="P1">Ir al servidor web 1</text:p>
        </text:list-item>
        <text:list-item>
          <text:p text:style-name="P1">Aplicar el manifiesto</text:p>
        </text:list-item>
        <text:list-item>
          <text:p text:style-name="P1">Esperar hasta que sale “Cloud up and running”</text:p>
        </text:list-item>
        <text:list-item>
          <text:p text:style-name="P1">Ir a la dirección de servidor web 2 =&gt; Hay un servidor</text:p>
        </text:list-item>
        <text:list-item>
          <text:p text:style-name="P1">Ir a la dirección de balanceador de carga</text:p>
        </text:list-item>
        <text:list-item>
          <text:p text:style-name="P1">Refrescar hasta que cambie y muestre los dos servidores</text:p>
        </text:list-item>
      </text:list>
      <text:p text:style-name="Standard"/>
      <text:p text:style-name="Standard"/>
      <text:p text:style-name="Standard"/>
      <text:p text:style-name="P3">Datos</text:p>
      <text:p text:style-name="Standard"/>
      <text:p text:style-name="Standard"/>
      <table:table table:name="Direcciones_web" table:style-name="Direcciones_5f_web">
        <table:table-column table:style-name="Direcciones_5f_web.A" table:number-columns-repeated="2"/>
        <table:table-row>
          <table:table-cell table:style-name="Direcciones_5f_web.A1" office:value-type="string">
            <text:p text:style-name="P5">Máquina</text:p>
          </table:table-cell>
          <table:table-cell table:style-name="Direcciones_5f_web.B1" office:value-type="string">
            <text:p text:style-name="P5">Dirección</text:p>
          </table:table-cell>
        </table:table-row>
        <table:table-row>
          <table:table-cell table:style-name="Direcciones_5f_web.A2" office:value-type="string">
            <text:p text:style-name="Table_20_Contents">Balanceador de carga</text:p>
          </table:table-cell>
          <table:table-cell table:style-name="Direcciones_5f_web.B2" office:value-type="string">
            <text:p text:style-name="Standard"><text:span text:style-name="T3">155.210.155.175</text:span></text:p>
          </table:table-cell>
        </table:table-row>
        <table:table-row>
          <table:table-cell table:style-name="Direcciones_5f_web.A2" office:value-type="string">
            <text:p text:style-name="Table_20_Contents">Servidor web 1</text:p>
          </table:table-cell>
          <table:table-cell table:style-name="Direcciones_5f_web.B2" office:value-type="string">
            <text:p text:style-name="Standard"><text:span text:style-name="T3">155.210.155.73:4567</text:span></text:p>
          </table:table-cell>
        </table:table-row>
        <table:table-row>
          <table:table-cell table:style-name="Direcciones_5f_web.A2" office:value-type="string">
            <text:p text:style-name="Table_20_Contents">Servidor web 2</text:p>
          </table:table-cell>
          <table:table-cell table:style-name="Direcciones_5f_web.B2" office:value-type="string">
            <text:p text:style-name="Standard"><text:span text:style-name="T3">155.210.155.178:4567</text:span></text:p>
          </table:table-cell>
        </table:table-row>
      </table:table>
      <text:p text:style-name="Standard"/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2-09-11T20:21:35</meta:creation-date>
    <dc:date>2012-09-11T20:39:00</dc:date>
    <dc:creator>david </dc:creator>
    <meta:editing-duration>PT6M7S</meta:editing-duration>
    <meta:editing-cycles>3</meta:editing-cycles>
    <meta:generator>LibreOffice/3.5$Linux_X86_64 LibreOffice_project/350m1$Build-2</meta:generator>
    <meta:document-statistic meta:table-count="1" meta:image-count="0" meta:object-count="0" meta:page-count="1" meta:paragraph-count="28" meta:word-count="198" meta:character-count="984" meta:non-whitespace-character-count="832"/>
  </office:meta>
</office:document-meta>
</file>